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Trebuchet MS" svg:font-family="'Trebuchet MS'"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2.924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4.956cm"/>
    </style:style>
    <style:style style:name="gr4" style:family="graphic" style:parent-style-name="standard">
      <style:graphic-properties draw:stroke="none" svg:stroke-color="#000000" draw:fill="none" draw:fill-color="#ffffff" draw:auto-grow-height="true" draw:auto-grow-width="false" fo:max-height="0cm" fo:min-height="4.956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6.226cm"/>
    </style:style>
    <style:style style:name="gr7" style:family="graphic" style:parent-style-name="standard">
      <style:graphic-properties draw:stroke="none" svg:stroke-color="#000000" draw:fill="none" draw:fill-color="#ffffff" draw:auto-grow-height="true" draw:auto-grow-width="false" fo:max-height="0cm" fo:min-height="5.21cm"/>
    </style:style>
    <style:style style:name="pr1" style:family="presentation" style:parent-style-name="Default-notes">
      <style:graphic-properties draw:fill-color="#ffffff" fo:min-height="12.572cm"/>
    </style:style>
    <style:style style:name="P1" style:family="paragraph">
      <style:paragraph-properties fo:text-align="center"/>
      <style:text-properties fo:font-size="15pt"/>
    </style:style>
    <style:style style:name="P2" style:family="paragraph">
      <loext:graphic-properties draw:fill="none" draw:fill-color="#ffffff"/>
      <style:paragraph-properties fo:text-align="center"/>
      <style:text-properties fo:color="#000000" style:font-name="Segoe UI Semibold1" fo:font-size="15pt" fo:font-style="italic" style:font-size-asian="15pt" style:font-style-asian="italic" style:font-size-complex="15pt" style:font-style-complex="italic"/>
    </style:style>
    <style:style style:name="P3" style:family="paragraph">
      <loext:graphic-properties draw:fill-color="#ffffff"/>
      <style:text-properties fo:font-size="20pt"/>
    </style:style>
    <style:style style:name="P4" style:family="paragraph">
      <style:paragraph-properties fo:text-align="start"/>
      <style:text-properties fo:font-size="15pt"/>
    </style:style>
    <style:style style:name="P5" style:family="paragraph">
      <style:text-properties fo:font-size="15pt"/>
    </style:style>
    <style:style style:name="P6" style:family="paragraph">
      <style:text-properties style:font-name="Segoe UI Semibold1" fo:font-size="32pt" style:font-size-asian="32pt" style:font-size-complex="32pt"/>
    </style:style>
    <style:style style:name="P7" style:family="paragraph">
      <loext:graphic-properties draw:fill="none" draw:fill-color="#ffffff"/>
      <style:paragraph-properties fo:text-align="center"/>
      <style:text-properties fo:color="#000000" style:font-name="Segoe UI Semibold1" fo:font-size="32pt" fo:font-style="italic" style:font-size-asian="32pt" style:font-style-asian="italic" style:font-size-complex="32pt" style:font-style-complex="italic"/>
    </style:style>
    <style:style style:name="P8" style:family="paragraph">
      <style:text-properties style:font-name="Segoe UI Semibold"/>
    </style:style>
    <style:style style:name="P9" style:family="paragraph">
      <loext:graphic-properties draw:fill="none" draw:fill-color="#ffffff"/>
      <style:paragraph-properties fo:text-align="center"/>
      <style:text-properties fo:color="#000000" style:font-name="Segoe UI Semibold" fo:font-size="32pt" fo:font-style="italic" style:font-size-asian="32pt" style:font-style-asian="italic" style:font-size-complex="32pt" style:font-style-complex="italic"/>
    </style:style>
    <style:style style:name="P10" style:family="paragraph">
      <style:text-properties style:font-name="Segoe UI Semibold1"/>
    </style:style>
    <style:style style:name="T1" style:family="text">
      <style:text-properties fo:color="#000000" style:font-name="Segoe UI Semibold1" fo:font-size="28pt" fo:language="en" fo:country="US" fo:font-style="normal" style:text-underline-style="solid" style:text-underline-width="auto" style:text-underline-color="font-color" fo:font-weight="bold" style:letter-kerning="true" style:font-name-asian="Trebuchet MS" style:font-size-asian="28pt" style:language-asian="ar" style:country-asian="SA" style:font-style-asian="normal" style:font-weight-asian="bold" style:font-name-complex="Trebuchet MS1" style:font-size-complex="28pt" style:font-style-complex="normal" style:font-weight-complex="bold"/>
    </style:style>
    <style:style style:name="T2" style:family="text">
      <style:text-properties fo:color="#000000" style:font-name="Segoe UI" fo:font-size="32pt" fo:language="en" fo:country="US" fo:font-style="normal" style:text-underline-style="none" fo:font-weight="bold" style:letter-kerning="true" style:font-name-asian="Trebuchet MS" style:font-size-asian="32pt" style:language-asian="ar" style:country-asian="SA" style:font-style-asian="normal" style:font-weight-asian="bold" style:font-name-complex="Trebuchet MS1" style:font-size-complex="32pt" style:font-style-complex="normal" style:font-weight-complex="bold"/>
    </style:style>
    <style:style style:name="T3" style:family="text">
      <style:text-properties fo:color="#000000" style:font-name="Segoe UI Semibold" fo:font-size="32pt" fo:language="en" fo:country="US" fo:font-style="italic" style:text-underline-style="none" fo:font-weight="bold" style:letter-kerning="true" style:font-name-asian="Times New Roman" style:font-size-asian="32pt" style:language-asian="ar" style:country-asian="SA" style:font-style-asian="italic" style:font-weight-asian="bold" style:font-name-complex="Corbel" style:font-size-complex="32pt" style:font-style-complex="italic" style:font-weight-complex="bold"/>
    </style:style>
    <style:style style:name="T4" style:family="text">
      <style:text-properties fo:font-variant="small-caps" fo:color="#000000" style:font-name="Segoe UI Semibold" fo:font-size="32pt" fo:language="en" fo:country="US" fo:font-style="italic" style:text-underline-style="none" fo:font-weight="bold" style:letter-kerning="true" style:font-name-asian="Times New Roman" style:font-size-asian="32pt" style:language-asian="ar" style:country-asian="SA" style:font-style-asian="italic" style:font-weight-asian="bold" style:font-name-complex="Corbel" style:font-size-complex="32pt" style:font-style-complex="italic" style:font-weight-complex="bold"/>
    </style:style>
    <style:style style:name="T5" style:family="text">
      <style:text-properties fo:color="#000000" style:font-name="Segoe UI Semibold1" fo:font-size="32pt" fo:language="en" fo:country="US" fo:font-style="italic" style:text-underline-style="none" fo:font-weight="bold" style:letter-kerning="true" style:font-name-asian="Times New Roman" style:font-size-asian="32pt" style:language-asian="ar" style:country-asian="SA" style:font-style-asian="italic" style:font-weight-asian="bold" style:font-name-complex="Corbel" style:font-size-complex="32pt" style:font-style-complex="italic" style:font-weight-complex="bold"/>
    </style:style>
    <style:style style:name="T6" style:family="text">
      <style:text-properties fo:font-variant="small-caps" fo:color="#000000" style:font-name="Segoe UI Semibold1" fo:font-size="32pt" fo:language="en" fo:country="US" fo:font-style="italic" style:text-underline-style="none" fo:font-weight="bold" style:letter-kerning="true" style:font-name-asian="Times New Roman" style:font-size-asian="32pt" style:language-asian="ar" style:country-asian="SA" style:font-style-asian="italic" style:font-weight-asian="bold" style:font-name-complex="Corbel"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4.785cm" svg:height="3.174cm" svg:x="1.631cm" svg:y="0.89cm">
          <draw:text-box>
            <text:p text:style-name="P1"><text:span text:style-name="T1">Old Testament</text:span></text:p>
            <text:p text:style-name="P1"><text:span text:style-name="T2">Exodus 14:13–3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785cm" svg:height="9.269cm" svg:x="1.631cm" svg:y="0.89cm">
          <draw:text-box>
            <text:p text:style-name="P4"><text:span text:style-name="T3">And Moses said to the people, “Fear not, stand firm, and see the salvation of the </text:span><text:span text:style-name="T4">Lord</text:span><text:span text:style-name="T3">, which He will work for you today. For the Egyptians whom you see today, you shall never see again. The </text:span><text:span text:style-name="T4">Lord</text:span><text:span text:style-name="T3"> will fight for you, and you have only to be silent.”</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4.785cm" svg:height="7.766cm" svg:x="1.631cm" svg:y="0.89cm">
          <draw:text-box>
            <text:p text:style-name="P5"><text:span text:style-name="T3">The </text:span><text:span text:style-name="T4">Lord</text:span><text:span text:style-name="T3"> said to Moses, “Why do you cry to Me? Tell the people of Israel to go forward. Lift up your staff, and stretch out your hand over the sea and divide it, that the people of Israel may go through the sea on dry groun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7" draw:layer="layout" svg:width="24.785cm" svg:height="6.263cm" svg:x="1.631cm" svg:y="0.89cm">
          <draw:text-box>
            <text:p text:style-name="P6"><text:span text:style-name="T5">And I will harden the hearts of the Egyptians so that they shall go in after them, and I will get glory over Pharaoh and all his host, his chariots, and his horsemen.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9" draw:layer="layout" svg:width="24.785cm" svg:height="5.206cm" svg:x="1.631cm" svg:y="0.89cm">
          <draw:text-box>
            <text:p text:style-name="P8"><text:span text:style-name="T3">And the Egyptians shall know that I am the </text:span><text:span text:style-name="T4">Lord</text:span><text:span text:style-name="T3">, when I have gotten glory over Pharaoh, his chariots, and his horsemen.”</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9" draw:layer="layout" svg:width="24.785cm" svg:height="7.766cm" svg:x="1.631cm" svg:y="0.89cm">
          <draw:text-box>
            <text:p text:style-name="P8"><text:span text:style-name="T3">Then the angel of God who was going before the host of Israel moved and went behind them, and the pillar of cloud moved from before them and stood behind them, coming between the host of Egypt and the host of Israel.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7" draw:layer="layout" svg:width="24.785cm" svg:height="5.206cm" svg:x="1.631cm" svg:y="0.89cm">
          <draw:text-box>
            <text:p text:style-name="P10"><text:span text:style-name="T5">And there was the cloud and the darkness. And it lit up the night without one coming near the other all night.</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3" draw:text-style-name="P7" draw:layer="layout" svg:width="24.785cm" svg:height="6.263cm" svg:x="1.631cm" svg:y="0.89cm">
          <draw:text-box>
            <text:p text:style-name="P10"><text:span text:style-name="T5">Then Moses stretched out his hand over the sea, and the </text:span><text:span text:style-name="T6">Lord</text:span><text:span text:style-name="T5"> drove the sea back by a strong east wind all night and made the sea dry land, and the waters were divided.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7" draw:layer="layout" svg:width="24.785cm" svg:height="5.206cm" svg:x="1.631cm" svg:y="0.89cm">
          <draw:text-box>
            <text:p><text:span text:style-name="T5">And the people of Israel went into the midst of the sea on dry ground, the waters being a wall to them on their right hand and on their left.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4" draw:text-style-name="P7" draw:layer="layout" svg:width="24.785cm" svg:height="5.206cm" svg:x="1.631cm" svg:y="0.89cm">
          <draw:text-box>
            <text:p><text:span text:style-name="T5">The Egyptians pursued and went in after them into the midst of the sea, all Pharaoh’s horses, his chariots, and his horsemen.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5" draw:text-style-name="P9" draw:layer="layout" svg:width="24.023cm" svg:height="7.766cm" svg:x="1.885cm" svg:y="0.89cm">
          <draw:text-box>
            <text:p text:style-name="P8"><text:span text:style-name="T3">And in the morning watch the </text:span><text:span text:style-name="T4">Lord</text:span><text:span text:style-name="T3"> in the pillar of fire and of cloud looked down on the Egyptian forces and threw the Egyptian forces into a panic, clogging their chariot wheels so that they drove heavily.</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4" draw:text-style-name="P9" draw:layer="layout" svg:width="24.023cm" svg:height="5.206cm" svg:x="1.885cm" svg:y="0.89cm">
          <draw:text-box>
            <text:p text:style-name="P8"><text:span text:style-name="T3">And the Egyptians said, “Let us flee from before Israel, for the </text:span><text:span text:style-name="T4">Lord</text:span><text:span text:style-name="T3"> fights for them against the Egyptians.”</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6" draw:text-style-name="P9" draw:layer="layout" svg:width="24.023cm" svg:height="6.476cm" svg:x="1.885cm" svg:y="0.89cm">
          <draw:text-box>
            <text:p text:style-name="P8"><text:span text:style-name="T3">Then the </text:span><text:span text:style-name="T4">Lord</text:span><text:span text:style-name="T3"> said to Moses, “Stretch out your hand over the sea that the water may come back upon the Egyptians, upon their chariots, and upon their horsemen.”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5" draw:text-style-name="P9" draw:layer="layout" svg:width="24.531cm" svg:height="7.766cm" svg:x="1.885cm" svg:y="0.89cm">
          <draw:text-box>
            <text:p text:style-name="P8"><text:span text:style-name="T3">So Moses stretched out his hand over the sea, and the sea returned to its normal course when the morning appeared. And as the Egyptians fled into it, the </text:span><text:span text:style-name="T4">Lord</text:span><text:span text:style-name="T3"> threw the Egyptians into the midst of the sea.</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draw:frame draw:style-name="gr6" draw:text-style-name="P9" draw:layer="layout" svg:width="24.531cm" svg:height="6.476cm" svg:x="1.885cm" svg:y="0.89cm">
          <draw:text-box>
            <text:p><text:span text:style-name="T3">The waters returned and covered the chariots and the horsemen; of all the host of Pharaoh that had followed them into the sea, not one of them remained. </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draw:frame draw:style-name="gr7" draw:text-style-name="P9" draw:layer="layout" svg:width="24.531cm" svg:height="5.46cm" svg:x="1.885cm" svg:y="0.89cm">
          <draw:text-box>
            <text:p><text:span text:style-name="T3">But the people of Israel walked on dry ground through the sea, the waters being a wall to them on their right hand and on their left.</text:span></text:p>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draw:frame draw:style-name="gr7" draw:text-style-name="P9" draw:layer="layout" svg:width="24.531cm" svg:height="5.46cm" svg:x="1.885cm" svg:y="0.89cm">
          <draw:text-box>
            <text:p text:style-name="P8"><text:span text:style-name="T3">Thus the </text:span><text:span text:style-name="T4">Lord</text:span><text:span text:style-name="T3"> saved Israel that day from the hand of the Egyptians, and Israel saw the Egyptians dead on the seashore.</text:span></text:p>
          </draw:text-box>
        </draw:frame>
        <presentation:notes draw:style-name="dp2">
          <draw:page-thumbnail draw:style-name="gr2"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draw:frame draw:style-name="gr7" draw:text-style-name="P9" draw:layer="layout" svg:width="24.531cm" svg:height="6.263cm" svg:x="1.885cm" svg:y="0.89cm">
          <draw:text-box>
            <text:p text:style-name="P8"><text:span text:style-name="T3">Israel saw the great power that the </text:span><text:span text:style-name="T4">Lord</text:span><text:span text:style-name="T3"> used against the Egyptians, so the people feared the </text:span><text:span text:style-name="T4">Lord</text:span><text:span text:style-name="T3">, and they believed in the </text:span><text:span text:style-name="T4">Lord</text:span><text:span text:style-name="T3"> and in His servant Moses.</text:span></text:p>
          </draw:text-box>
        </draw:frame>
        <presentation:notes draw:style-name="dp2">
          <draw:page-thumbnail draw:style-name="gr2"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Trebuchet MS" svg:font-family="'Trebuchet MS'"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5T21:27:28.546000000</meta:creation-date>
    <dc:title>Blue template</dc:title>
    <meta:editing-duration>PT1M49S</meta:editing-duration>
    <meta:editing-cycles>2</meta:editing-cycles>
    <meta:generator>LibreOffice/6.0.1.1$Windows_X86_64 LibreOffice_project/60bfb1526849283ce2491346ed2aa51c465abfe6</meta:generator>
    <dc:date>2018-03-05T21:29:16.572000000</dc:date>
    <meta:document-statistic meta:object-count="75"/>
  </office:meta>
</office:document-meta>
</file>